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óg jest Miłością</text:span><text:span text:style-name="T1"><text:line-break/></text:span><text:span text:style-name="T1">Miejcie odwagę</text:span><text:span text:style-name="T1"><text:line-break/></text:span><text:span text:style-name="T1">żyć dla Miłości</text:span><text:span text:style-name="T1"><text:line-break/></text:span><text:span text:style-name="T1">Bóg jest Miłością</text:span><text:span text:style-name="T1"><text:line-break/></text:span><text:span text:style-name="T1">nie lękajcie s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12-15T19:35:47</meta:creation-date>
    <dc:date>2013-06-11T18:56:08.64</dc:date>
    <dc:language>pl-PL</dc:language>
    <meta:editing-cycles>8</meta:editing-cycles>
    <meta:editing-duration>PT4M1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